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465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ToH_20_steps_20_v1">
      <style:table-properties table:display="true" style:writing-mode="lr-tb"/>
    </style:style>
    <style:style style:name="ta2" style:family="table" style:master-page-name="PageStyle_5f_ToH_20_steps_20_v2_20__28_better_20_8-_29_">
      <style:table-properties table:display="true" style:writing-mode="lr-tb"/>
    </style:style>
    <style:style style:name="ta3" style:family="table" style:master-page-name="PageStyle_5f_Double_20_pointer_20_logic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a6a6a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a6a6a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H steps v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/>
          <table:table-cell table:number-columns-repeated="1020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H steps v2 (better 8-)" table:style-name="ta2">
        <office:forms form:automatic-focus="false" form:apply-design-mode="false"/>
        <table:table-column table:style-name="co2" table:number-columns-repeated="5" table:default-cell-style-name="ce11"/>
        <table:table-column table:style-name="co3" table:default-cell-style-name="ce39"/>
        <table:table-column table:style-name="co2" table:number-columns-repeated="58" table:default-cell-style-name="ce11"/>
        <table:table-column table:style-name="co2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style-name="ce21"/>
          <table:table-cell table:style-name="ce3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style-name="ce22"/>
          <table:table-cell table:style-name="ce3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style-name="ce23"/>
          <table:table-cell table:style-name="ce34" office:value-type="float" office:value="3" calcext:value-type="float">
            <text:p>3</text:p>
          </table:table-cell>
          <table:table-cell/>
          <table:table-cell office:value-type="string" calcext:value-type="string">
            <text:p>push bottom disc on moving stac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style-name="ce21"/>
          <table:table-cell table:style-name="ce3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style-name="ce22"/>
          <table:table-cell table:style-name="ce3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style-name="ce23"/>
          <table:table-cell table:style-name="ce34" office:value-type="string" calcext:value-type="string">
            <text:p>3&lt;</text:p>
          </table:table-cell>
          <table:table-cell/>
          <table:table-cell office:value-type="string" calcext:value-type="string">
            <text:p><text:span text:style-name="T1">if top? </text:span>push top disc on moving stack; else push this on targets stac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style-name="ce21"/>
          <table:table-cell table:style-name="ce3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style-name="ce22"/>
          <table:table-cell table:style-name="ce36" office:value-type="string" calcext:value-type="string">
            <text:p>2&lt;</text:p>
          </table:table-cell>
          <table:table-cell/>
          <table:table-cell office:value-type="string" calcext:value-type="string">
            <text:p><text:span text:style-name="T1">if top? </text:span>push top disc on moving stack; else push this on targets stack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table:style-name="ce23"/>
          <table:table-cell table:style-name="ce37" office:value-type="string" calcext:value-type="string">
            <text:p>3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style-name="ce21"/>
          <table:table-cell table:style-name="ce35" office:value-type="string" calcext:value-type="string">
            <text:p>1&lt;</text:p>
          </table:table-cell>
          <table:table-cell/>
          <table:table-cell office:value-type="string" calcext:value-type="string">
            <text:p><text:span text:style-name="T1">if top? </text:span>push top disc on moving stack; else push this on targets stack</text:p>
          </table:table-cell>
          <table:table-cell table:number-columns-repeated="1018"/>
        </table:table-row>
        <table:table-row table:style-name="ro1">
          <table:table-cell/>
          <table:table-cell table:style-name="ce13"/>
          <table:table-cell table:style-name="ce22"/>
          <table:table-cell table:style-name="ce36" office:value-type="string" calcext:value-type="string">
            <text:p>2&lt;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style-name="ce23"/>
          <table:table-cell table:style-name="ce37" office:value-type="string" calcext:value-type="string">
            <text:p>3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set this to top targets stack</text:p>
          </table:table-cell>
          <table:table-cell table:number-columns-repeated="1018"/>
        </table:table-row>
        <table:table-row table:style-name="ro1">
          <table:table-cell/>
          <table:table-cell table:style-name="ce16"/>
          <table:table-cell table:style-name="ce25"/>
          <table:table-cell table:style-name="ce36" office:value-type="string" calcext:value-type="string">
            <text:p>2&lt;</text:p>
          </table:table-cell>
          <table:table-cell/>
          <table:table-cell office:value-type="string" calcext:value-type="string">
            <text:p>if this smaller then top disc at target? Place this and pop targets stack, else push top disc at target on targets stack;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26"/>
          <table:table-cell table:style-name="ce37" office:value-type="string" calcext:value-type="string">
            <text:p>3&lt;</text:p>
          </table:table-cell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6"/>
          <table:table-cell table:style-name="ce28"/>
          <table:table-cell table:style-name="ce36" office:value-type="string" calcext:value-type="string">
            <text:p>2&lt;</text:p>
          </table:table-cell>
          <table:table-cell/>
          <table:table-cell table:style-name="Default" office:value-type="string" calcext:value-type="string">
            <text:p>if top? pop targets stack, else place this and pop targets stack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3&lt;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office:value-type="string" calcext:value-type="string">
            <text:p>Set target on this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3&lt;</text:p>
          </table:table-cell>
          <table:table-cell/>
          <table:table-cell office:value-type="string" calcext:value-type="string">
            <text:p>if this smaller then disc at target? place this, else move disc (new this) at target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/>
          <table:table-cell office:value-type="string" calcext:value-type="string">
            <text:p>Set target on this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<text:span text:style-name="T1">if no top? place this and empty target,</text:span> else empty target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3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6"/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office:value-type="string" calcext:value-type="string">
            <text:p>if this smaller then disc at target place this, else move disc at target;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7" office:value-type="string" calcext:value-type="string">
            <text:p>3&lt;</text:p>
          </table:table-cell>
          <table:table-cell/>
          <table:table-cell table:style-name="Default" office:value-type="string" calcext:value-type="string">
            <text:p>move disc from top of moving stack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/>
          <table:table-cell table:style-name="ce2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string" calcext:value-type="string">
            <text:p>3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/>
          <table:table-cell table:style-name="ce28" office:value-type="float" office:value="3" calcext:value-type="float">
            <text:p>3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/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/>
          <table:table-cell table:style-name="ce28"/>
          <table:table-cell table:style-name="ce36" office:value-type="string" calcext:value-type="string">
            <text:p>1&lt;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string" calcext:value-type="string">
            <text:p>3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string" calcext:value-type="string">
            <text:p>3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0"/>
          <table:table-cell table:style-name="ce2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3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0"/>
          <table:table-cell table:style-name="ce28" office:value-type="float" office:value="3" calcext:value-type="float">
            <text:p>3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/>
          <table:table-cell table:style-name="ce41"/>
          <table:table-cell table:style-name="ce27"/>
          <table:table-cell table:style-name="ce3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1&lt;</text:p>
          </table:table-cell>
          <table:table-cell table:style-name="ce28"/>
          <table:table-cell table:style-name="ce38"/>
          <table:table-cell/>
          <table:table-cell table:style-name="ce42" office:value-type="float" office:value="1" calcext:value-type="float">
            <text:p>1</text:p>
          </table:table-cell>
          <table:table-cell table:style-name="ce28"/>
          <table:table-cell table:style-name="ce38"/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2&lt;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/>
          <table:table-cell table:style-name="ce41"/>
          <table:table-cell table:style-name="ce27"/>
          <table:table-cell table:style-name="ce35"/>
          <table:table-cell table:number-columns-repeated="1016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38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2&lt;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/>
          <table:table-cell table:style-name="ce44" office:value-type="float" office:value="3" calcext:value-type="float">
            <text:p>3</text:p>
          </table:table-cell>
          <table:table-cell table:style-name="ce27"/>
          <table:table-cell table:style-name="ce35"/>
          <table:table-cell table:number-columns-repeated="1016"/>
        </table:table-row>
        <table:table-row table:style-name="ro1">
          <table:table-cell/>
          <table:table-cell table:style-name="ce20"/>
          <table:table-cell table:style-name="ce28"/>
          <table:table-cell table:style-name="ce38"/>
          <table:table-cell/>
          <table:table-cell table:style-name="ce42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2&lt;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/>
          <table:table-cell table:style-name="ce44" office:value-type="float" office:value="3" calcext:value-type="float">
            <text:p>3</text:p>
          </table:table-cell>
          <table:table-cell table:style-name="ce27"/>
          <table:table-cell table:style-name="ce35"/>
          <table:table-cell table:number-columns-repeated="1016"/>
        </table:table-row>
        <table:table-row table:style-name="ro1">
          <table:table-cell/>
          <table:table-cell table:style-name="ce20"/>
          <table:table-cell table:style-name="ce28"/>
          <table:table-cell table:style-name="ce38" office:value-type="float" office:value="2" calcext:value-type="float">
            <text:p>2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/>
          <table:table-cell table:style-name="ce44" office:value-type="float" office:value="3" calcext:value-type="float">
            <text:p>3</text:p>
          </table:table-cell>
          <table:table-cell table:style-name="ce27"/>
          <table:table-cell table:style-name="ce35"/>
          <table:table-cell table:number-columns-repeated="1016"/>
        </table:table-row>
        <table:table-row table:style-name="ro1">
          <table:table-cell/>
          <table:table-cell table:style-name="ce20"/>
          <table:table-cell table:style-name="ce2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27"/>
          <table:table-cell table:style-name="ce35"/>
          <table:table-cell table:number-columns-repeated="1016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/>
          <table:table-cell table:style-name="ce42"/>
          <table:table-cell table:style-name="ce2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27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/>
          <table:table-cell table:style-name="ce2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24" office:value-type="float" office:value="2" calcext:value-type="float">
            <text:p>2</text:p>
          </table:table-cell>
          <table:table-cell table:style-name="ce35"/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2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 office:value-type="float" office:value="2" calcext:value-type="float">
            <text:p>2</text:p>
          </table:table-cell>
          <table:table-cell table:style-name="ce35"/>
          <table:table-cell table:number-columns-repeated="1020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 office:value-type="float" office:value="2" calcext:value-type="float">
            <text:p>2</text:p>
          </table:table-cell>
          <table:table-cell table:style-name="ce35"/>
          <table:table-cell table:number-columns-repeated="1020"/>
        </table:table-row>
        <table:table-row table:style-name="ro1">
          <table:table-cell/>
          <table:table-cell table:style-name="ce18"/>
          <table:table-cell table:style-name="ce30"/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&lt;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/>
          <table:table-cell table:style-name="ce35"/>
          <table:table-cell table:number-columns-repeated="1020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1&l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35"/>
          <table:table-cell table:number-columns-repeated="1020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5"/>
          <table:table-cell table:style-name="ce31" office:value-type="float" office:value="1" calcext:value-type="float">
            <text:p>1</text:p>
          </table:table-cell>
          <table:table-cell table:style-name="ce35"/>
          <table:table-cell/>
          <table:table-cell table:style-name="ce41"/>
          <table:table-cell table:style-name="ce31" office:value-type="float" office:value="1" calcext:value-type="float">
            <text:p>1</text:p>
          </table:table-cell>
          <table:table-cell table:style-name="ce35"/>
          <table:table-cell table:number-columns-repeated="1016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/>
          <table:table-cell table:style-name="ce45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/>
          <table:table-cell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24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24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24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24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/>
          <table:table-cell table:number-columns-repeated="1017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 office:value-type="float" office:value="1" calcext:value-type="float">
            <text:p>1</text:p>
          </table:table-cell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 office:value-type="string" calcext:value-type="string">
            <text:p>1&lt;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 office:value-type="string" calcext:value-type="string">
            <text:p>1&lt;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/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/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 office:value-type="string" calcext:value-type="string">
            <text:p>1&lt;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/>
          <table:table-cell table:number-columns-repeated="1017"/>
        </table:table-row>
        <table:table-row table:style-name="ro1">
          <table:table-cell table:number-columns-repeated="5"/>
          <table:table-cell table:style-name="ce4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1"/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1" office:value-type="float" office:value="1" calcext:value-type="float">
            <text:p>1</text:p>
          </table:table-cell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6"/>
          <table:table-cell table:style-name="ce29"/>
          <table:table-cell table:number-columns-repeated="1017"/>
        </table:table-row>
        <table:table-row table:style-name="ro1">
          <table:table-cell table:number-columns-repeated="5"/>
          <table:table-cell table:style-name="ce41" office:value-type="float" office:value="1" calcext:value-type="float">
            <text:p>1</text:p>
          </table:table-cell>
          <table:table-cell table:style-name="ce31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37"/>
          <table:table-cell table:number-columns-repeated="1016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pointer logic" table:style-name="ta3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ddress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01</text:p>
          </table:table-cell>
          <table:table-cell table:style-name="ce49" office:value-type="string" calcext:value-type="string">
            <text:p>0x02</text:p>
          </table:table-cell>
          <table:table-cell table:style-name="ce49" office:value-type="string" calcext:value-type="string">
            <text:p>0x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table:style-name="ce50" office:value-type="string" calcext:value-type="string">
            <text:p>Foo</text:p>
          </table:table-cell>
          <table:table-cell table:style-name="ce50" office:value-type="string" calcext:value-type="string">
            <text:p>foo</text:p>
          </table:table-cell>
          <table:table-cell table:style-name="ce50" office:value-type="string" calcext:value-type="string">
            <text:p>myFoo</text:p>
          </table:table-cell>
          <table:table-cell table:style-name="ce50" office:value-type="string" calcext:value-type="string">
            <text:p>F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2pt" style:font-size-asian="12pt" style:font-name-complex="Calibri1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8:50:54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uble_20_pointer_20_logic" style:display-name="PageStyle_Double pointer log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H_20_steps_20_v2_20__28_better_20_8-_29_" style:display-name="PageStyle_ToH steps v2 (better 8-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H_20_steps_20_v1" style:display-name="PageStyle_ToH steps v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-- --</meta:initial-creator>
    <meta:creation-date>2019-08-21T18:38:35</meta:creation-date>
    <dc:date>2019-09-11T19:14:21.040000000</dc:date>
    <meta:generator>LibreOffice/6.3.1.2$Windows_X86_64 LibreOffice_project/b79626edf0065ac373bd1df5c28bd630b4424273</meta:generator>
    <meta:editing-duration>PT6M11S</meta:editing-duration>
    <meta:editing-cycles>3</meta:editing-cycles>
    <meta:document-statistic meta:table-count="3" meta:cell-count="880" meta:object-count="0"/>
    <meta:user-defined meta:name="AppVersion">14.0300</meta:user-defined>
    <meta:user-defined meta:name="Company">--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